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stemBundleArchive.getStart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BundleArchive.SystemBundleArchive( BundleCache cach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SystemBundleArchive.setStartLevel( int lev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ystemBundleArchive.setManifestHeader( Map header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BundleArchive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ystemBundleArchive.getManifestH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BundleArchive.getConten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BundleArchive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BundleArchive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BundleArchive.getCurren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BundleArchive.pur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ystemBundleArchive.getActivator( IModule mod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BundleArchive.revise( String location , InputStream i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ystemBundleArchive.getDataFile( String fi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BundleArchive.getRevisio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BundleArchive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BundleArchive.getManifestHeader( int revi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BundleArchive.getPersisten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BundleArchive.setActivator(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ystemBundleArchive.findLibrary( String lib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BundleArchive.setPersistentState( int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ystemBundleArchive.getRevision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BundleArchive.setCurrentLocation(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